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7cm" fo:min-width="9.907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0.1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1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1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0.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1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7.0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13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23.447cm" svg:height="5.947cm" svg:x="2.053cm" svg:y="2cm">
          <draw:text-box>
            <text:p>第一章： 勾股定理</text:p>
            <text:p/>
            <text:p/>
            <text:p>1. 勾股定理</text:p>
            <text:p/>
            <text:p><text:tab/>直角三角形的两个直角边的平方和等于斜边的平方。</text:p>
            <text:p/>
            <text:p/>
          </draw:text-box>
        </draw:frame>
        <draw:custom-shape draw:style-name="gr2" draw:text-style-name="P1" draw:layer="layout" svg:width="16cm" svg:height="6.5cm" svg:x="6.501cm" svg:y="10.30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layer="layout" svg:width="0.925cm" svg:height="0.963cm" svg:x="5.932cm" svg:y="9.301cm">
          <draw:text-box>
            <text:p>A</text:p>
          </draw:text-box>
        </draw:frame>
        <draw:frame draw:style-name="gr4" draw:layer="layout" svg:width="0.959cm" svg:height="0.963cm" svg:x="5.933cm" svg:y="17.002cm">
          <draw:text-box>
            <text:p>C</text:p>
          </draw:text-box>
        </draw:frame>
        <draw:frame draw:style-name="gr3" draw:layer="layout" svg:width="0.925cm" svg:height="0.963cm" svg:x="22.534cm" svg:y="17.003cm">
          <draw:text-box>
            <text:p>B</text:p>
          </draw:text-box>
        </draw:frame>
        <draw:rect draw:style-name="gr5" draw:text-style-name="P1" draw:layer="layout" svg:width="0.5cm" svg:height="0.5cm" svg:x="6.501cm" svg:y="16.301cm">
          <text:p/>
        </draw:rect>
        <draw:frame draw:style-name="gr6" draw:layer="layout" svg:width="10.407cm" svg:height="1.387cm" svg:x="4cm" svg:y="7.613cm">
          <draw:text-box>
            <text:p>如果∠ACB = 90°， 那么a² + b² = c²</text:p>
          </draw:text-box>
        </draw:frame>
        <draw:frame draw:style-name="gr7" draw:text-style-name="P1" draw:layer="layout" svg:width="1.999cm" svg:height="0.999cm" svg:x="12.986cm" svg:y="12.79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8" draw:layer="layout" svg:width="0.82cm" svg:height="0.963cm" svg:x="13.501cm" svg:y="12.201cm">
          <draw:text-box>
            <text:p>c</text:p>
          </draw:text-box>
        </draw:frame>
        <draw:frame draw:style-name="gr9" draw:layer="layout" svg:width="0.853cm" svg:height="0.963cm" svg:x="5.432cm" svg:y="13.301cm">
          <draw:text-box>
            <text:p>b</text:p>
          </draw:text-box>
        </draw:frame>
        <draw:frame draw:style-name="gr9" draw:layer="layout" svg:width="0.853cm" svg:height="0.963cm" svg:x="13.001cm" svg:y="17.001cm">
          <draw:text-box>
            <text:p>a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1" draw:layer="layout" svg:width="8.86cm" svg:height="8.87cm" svg:x="7.26cm" svg:y="5.58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.898cm" svg:y1="5.587cm" svg:x2="7.26cm" svg:y2="8.813cm">
          <text:p/>
        </draw:line>
        <draw:line draw:style-name="gr11" draw:text-style-name="P1" draw:layer="layout" svg:x1="7.26cm" svg:y1="8.813cm" svg:x2="10.079cm" svg:y2="14.458cm">
          <text:p/>
        </draw:line>
        <draw:line draw:style-name="gr11" draw:text-style-name="P1" draw:layer="layout" svg:x1="10.079cm" svg:y1="14.458cm" svg:x2="16.12cm" svg:y2="11.071cm">
          <text:p/>
        </draw:line>
        <draw:line draw:style-name="gr11" draw:text-style-name="P1" draw:layer="layout" svg:x1="12.898cm" svg:y1="5.506cm" svg:x2="16.12cm" svg:y2="11.151cm">
          <text:p/>
        </draw:line>
        <draw:frame draw:style-name="gr12" draw:layer="layout" svg:width="0.853cm" svg:height="0.963cm" svg:x="6.441cm" svg:y="6.897cm">
          <draw:text-box>
            <text:p>a</text:p>
          </draw:text-box>
        </draw:frame>
        <draw:frame draw:style-name="gr12" draw:layer="layout" svg:width="0.853cm" svg:height="0.963cm" svg:x="9.274cm" svg:y="4.7cm">
          <draw:text-box>
            <text:p>b</text:p>
          </draw:text-box>
        </draw:frame>
        <draw:frame draw:style-name="gr13" draw:layer="layout" svg:width="0.853cm" svg:height="0.963cm" svg:x="16.12cm" svg:y="7.926cm">
          <draw:text-box>
            <text:p>b</text:p>
          </draw:text-box>
        </draw:frame>
        <draw:frame draw:style-name="gr13" draw:layer="layout" svg:width="0.853cm" svg:height="0.963cm" svg:x="14.317cm" svg:y="4.781cm">
          <draw:text-box>
            <text:p>a</text:p>
          </draw:text-box>
        </draw:frame>
        <draw:frame draw:style-name="gr13" draw:layer="layout" svg:width="0.853cm" svg:height="0.963cm" svg:x="16.09cm" svg:y="12.765cm">
          <draw:text-box>
            <text:p>a</text:p>
          </draw:text-box>
        </draw:frame>
        <draw:frame draw:style-name="gr14" draw:layer="layout" svg:width="0.853cm" svg:height="0.963cm" svg:x="8.197cm" svg:y="14.54cm">
          <draw:text-box>
            <text:p>a</text:p>
          </draw:text-box>
        </draw:frame>
        <draw:frame draw:style-name="gr12" draw:layer="layout" svg:width="0.853cm" svg:height="0.963cm" svg:x="13.273cm" svg:y="14.54cm">
          <draw:text-box>
            <text:p>b</text:p>
          </draw:text-box>
        </draw:frame>
        <draw:frame draw:style-name="gr12" draw:layer="layout" svg:width="0.853cm" svg:height="0.963cm" svg:x="6.266cm" svg:y="11.154cm">
          <draw:text-box>
            <text:p>b</text:p>
          </draw:text-box>
        </draw:frame>
        <draw:frame draw:style-name="gr15" draw:layer="layout" svg:width="0.82cm" svg:height="0.963cm" svg:x="9.972cm" svg:y="7.284cm">
          <draw:text-box>
            <text:p>c</text:p>
          </draw:text-box>
        </draw:frame>
        <draw:frame draw:style-name="gr16" draw:layer="layout" svg:width="0.82cm" svg:height="0.963cm" svg:x="13.838cm" svg:y="8.092cm">
          <draw:text-box>
            <text:p>c</text:p>
          </draw:text-box>
        </draw:frame>
        <draw:frame draw:style-name="gr16" draw:layer="layout" svg:width="0.82cm" svg:height="0.963cm" svg:x="12.549cm" svg:y="12.044cm">
          <draw:text-box>
            <text:p>c</text:p>
          </draw:text-box>
        </draw:frame>
        <draw:frame draw:style-name="gr15" draw:layer="layout" svg:width="0.82cm" svg:height="0.963cm" svg:x="8.764cm" svg:y="11.238cm">
          <draw:text-box>
            <text:p>c</text:p>
          </draw:text-box>
        </draw:frame>
        <draw:frame draw:style-name="gr17" draw:layer="layout" svg:width="7.534cm" svg:height="3.811cm" svg:x="5.058cm" svg:y="15.971cm">
          <draw:text-box>
            <text:p>(a+b)² <text:s text:c="3"/>= <text:s text:c="3"/>ab/2*4 + <text:s/>c²</text:p>
            <text:p/>
            <text:p>a² +2ab + b² <text:s/>= <text:s/>2ab + c² </text:p>
            <text:p/>
            <text:p><text:s/>a² + b² <text:s/>= <text:s/>c² </text:p>
          </draw:text-box>
        </draw:frame>
        <draw:frame draw:style-name="gr18" draw:layer="layout" svg:width="4.888cm" svg:height="0.963cm" svg:x="4cm" svg:y="2.5cm">
          <draw:text-box>
            <text:p>勾股定理的证明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19" draw:layer="layout" svg:width="22cm" svg:height="16.463cm" svg:x="3cm" svg:y="3.037cm">
          <draw:text-box>
            <text:p>2. 反之亦然</text:p>
            <text:p/>
            <text:p><text:tab/>如果三角形两个边的平方和等于第三边的平方，第三边对的角是90°。</text:p>
            <text:p/>
            <text:p><text:s/></text:p>
          </draw:text-box>
        </draw:frame>
        <draw:custom-shape draw:style-name="gr2" draw:text-style-name="P1" draw:layer="layout" svg:width="16cm" svg:height="6.5cm" svg:x="6.502cm" svg:y="8.80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layer="layout" svg:width="0.925cm" svg:height="0.963cm" svg:x="5.933cm" svg:y="7.802cm">
          <draw:text-box>
            <text:p>A</text:p>
          </draw:text-box>
        </draw:frame>
        <draw:frame draw:style-name="gr4" draw:layer="layout" svg:width="0.959cm" svg:height="0.963cm" svg:x="5.934cm" svg:y="15.503cm">
          <draw:text-box>
            <text:p>C</text:p>
          </draw:text-box>
        </draw:frame>
        <draw:frame draw:style-name="gr3" draw:layer="layout" svg:width="0.925cm" svg:height="0.963cm" svg:x="22.535cm" svg:y="15.504cm">
          <draw:text-box>
            <text:p>B</text:p>
          </draw:text-box>
        </draw:frame>
        <draw:rect draw:style-name="gr5" draw:text-style-name="P1" draw:layer="layout" svg:width="0.5cm" svg:height="0.5cm" svg:x="6.502cm" svg:y="14.802cm">
          <text:p/>
        </draw:rect>
        <draw:frame draw:style-name="gr6" draw:layer="layout" svg:width="11.758cm" svg:height="1.387cm" svg:x="4.001cm" svg:y="6.114cm">
          <draw:text-box>
            <text:p><text:s text:c="2"/>如果a² + b² = c²， 那么 ∠ACB = 90°，</text:p>
          </draw:text-box>
        </draw:frame>
        <draw:frame draw:style-name="gr7" draw:text-style-name="P1" draw:layer="layout" svg:width="1.999cm" svg:height="0.999cm" svg:x="12.987cm" svg:y="11.29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8" draw:layer="layout" svg:width="0.82cm" svg:height="0.963cm" svg:x="13.502cm" svg:y="10.702cm">
          <draw:text-box>
            <text:p>c</text:p>
          </draw:text-box>
        </draw:frame>
        <draw:frame draw:style-name="gr9" draw:layer="layout" svg:width="0.853cm" svg:height="0.963cm" svg:x="5.433cm" svg:y="11.802cm">
          <draw:text-box>
            <text:p>b</text:p>
          </draw:text-box>
        </draw:frame>
        <draw:frame draw:style-name="gr9" draw:layer="layout" svg:width="0.853cm" svg:height="0.963cm" svg:x="13.002cm" svg:y="15.502cm">
          <draw:text-box>
            <text:p>a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2M42S</meta:editing-duration>
    <meta:editing-cycles>8</meta:editing-cycles>
    <meta:generator>OpenOffice/4.1.15$Win32 OpenOffice.org_project/4115m2$Build-9813</meta:generator>
    <dc:date>2025-11-28T14:55:31.96</dc:date>
    <meta:document-statistic meta:object-count="68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